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249" officeooo:paragraph-rsid="000d8249"/>
    </style:style>
    <style:style style:name="T1" style:family="text">
      <style:text-properties officeooo:rsid="000e6fea"/>
    </style:style>
    <style:style style:name="T2" style:family="text">
      <style:text-properties officeooo:rsid="000f0a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- Shubham Sharma</text:p>
      <text:p text:style-name="P1">Email:- <text:a xlink:type="simple" xlink:href="mailto:Shubhamsharma9805083537@gmail.com" text:style-name="Internet_20_link" text:visited-style-name="Visited_20_Internet_20_Link">Shubhamsharma9805083537@gmail.com</text:a></text:p>
      <text:p text:style-name="P1">Assignment Name: - <text:span text:style-name="T2">Functions</text:span></text:p>
      <text:p text:style-name="P1">Drive Link: - N/A</text:p>
      <text:p text:style-name="P1">Github Link: -<text:a xlink:type="simple" xlink:href="https://github.com/SHUBHAM01S2/Data_Science_With_GenAI/blob/f8472201feae767e90b13209a87f9fdd3ddc52cd/Functions.ipynb" text:style-name="Internet_20_link" text:visited-style-name="Visited_20_Internet_20_Link"> <text:span text:style-name="T2">Cod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22:33:03.069502199</meta:creation-date>
    <dc:date>2025-03-20T21:49:48.803077605</dc:date>
    <meta:editing-duration>PT9M4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17" meta:character-count="126" meta:non-whitespace-character-count="114"/>
  </office:meta>
</office:document-meta>
</file>